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7000003E4A931097B.png" manifest:media-type="image/png"/>
  <manifest:file-entry manifest:full-path="Pictures/10000001000004DB000002B7C9ED2A39.png" manifest:media-type="image/png"/>
  <manifest:file-entry manifest:full-path="Pictures/100000010000078000000418ABCE49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113ec2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113ec2" officeooo:paragraph-rsid="00113ec2" style:font-weight-asian="bold" style:font-weight-complex="bold"/>
    </style:style>
    <style:style style:name="T1" style:family="text">
      <style:text-properties officeooo:rsid="00113ec2"/>
    </style:style>
    <style:style style:name="T2" style:family="text">
      <style:text-properties fo:font-weight="bold" officeooo:rsid="00113ec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actica grpc</text:h>
      <text:p text:style-name="P3">Evidencia:</text:p>
      <text:p text:style-name="P3">Codigo:</text:p>
      <text:p text:style-name="P3"><draw:frame draw:style-name="fr1" draw:name="Imagen1" text:anchor-type="char" svg:x="0cm" svg:y="0cm" svg:width="17cm" svg:height="9.278cm" draw:z-index="0"><draw:image xlink:href="Pictures/100000010000078000000418ABCE499A.png" xlink:type="simple" xlink:show="embed" xlink:actuate="onLoad" draw:mime-type="image/png"/></draw:frame><text:line-break/>Servidor:</text:p>
      <text:p text:style-name="P2"/>
      <text:p text:style-name="P2"><draw:frame draw:style-name="fr2" draw:name="Imagen2" text:anchor-type="char" svg:width="16.043cm" svg:height="8.968cm" draw:z-index="1"><draw:image xlink:href="Pictures/10000001000004DB000002B7C9ED2A39.png" xlink:type="simple" xlink:show="embed" xlink:actuate="onLoad" draw:mime-type="image/png"/></draw:frame><text:line-break/></text:p>
      <text:p text:style-name="P2"><text:soft-page-break/><text:span text:style-name="T2">Cliente:</text:span><text:span text:style-name="T1"><text:line-break/><text:line-break/></text:span><draw:frame draw:style-name="fr1" draw:name="Imagen3" text:anchor-type="char" svg:x="0cm" svg:y="1.005cm" svg:width="17cm" svg:height="11.573cm" draw:z-index="2"><draw:image xlink:href="Pictures/10000001000005B7000003E4A931097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4:58:59.632993076</meta:creation-date>
    <dc:date>2025-09-24T15:04:49.806694652</dc:date>
    <meta:editing-duration>PT5M51S</meta:editing-duration>
    <meta:editing-cycles>1</meta:editing-cycles>
    <meta:document-statistic meta:table-count="0" meta:image-count="3" meta:object-count="0" meta:page-count="2" meta:paragraph-count="6" meta:word-count="6" meta:character-count="51" meta:non-whitespace-character-count="46"/>
    <meta:generator>LibreOffice/24.2.7.2$Linux_X86_64 LibreOffice_project/420$Build-2</meta:generator>
  </office:meta>
</office:document-meta>
</file>